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data_1</text:h>
      <table:table table:name="data_1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Fir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it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Age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data_1</text:h>
      <table:table table:name="data_1_structure">
        <table:table-column table:number-columns-repeated="5"/>
        <table:table-row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Age</text:p>
          </table:table-cell>
        </table:table-row>
        <table:table-row>
          <table:table-cell office:value-type="string">
            <text:p>Mickey</text:p>
          </table:table-cell>
          <table:table-cell office:value-type="string">
            <text:p>Mouse</text:p>
          </table:table-cell>
          <table:table-cell office:value-type="string">
            <text:p>123 Fantasy way</text:p>
          </table:table-cell>
          <table:table-cell office:value-type="string">
            <text:p>Anaheim</text:p>
          </table:table-cell>
          <table:table-cell office:value-type="float" office:value="73">
            <text:p>73</text:p>
          </table:table-cell>
        </table:table-row>
        <table:table-row>
          <table:table-cell office:value-type="string">
            <text:p>Bat</text:p>
          </table:table-cell>
          <table:table-cell office:value-type="string">
            <text:p>Man</text:p>
          </table:table-cell>
          <table:table-cell office:value-type="string">
            <text:p>321 Cavern Ave</text:p>
          </table:table-cell>
          <table:table-cell office:value-type="string">
            <text:p>Gotham</text:p>
          </table:table-cell>
          <table:table-cell office:value-type="float" office:value="54">
            <text:p>54</text:p>
          </table:table-cell>
        </table:table-row>
        <table:table-row>
          <table:table-cell office:value-type="string">
            <text:p>Wonder</text:p>
          </table:table-cell>
          <table:table-cell office:value-type="string">
            <text:p>Woman</text:p>
          </table:table-cell>
          <table:table-cell office:value-type="string">
            <text:p>987 Truth way</text:p>
          </table:table-cell>
          <table:table-cell office:value-type="string">
            <text:p>Paradise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Dnald</text:p>
          </table:table-cell>
          <table:table-cell office:value-type="string">
            <text:p>Duck</text:p>
          </table:table-cell>
          <table:table-cell office:value-type="string">
            <text:p>555 quick street</text:p>
          </table:table-cell>
          <table:table-cell office:value-type="string">
            <text:p>Mallard</text:p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>Bugs</text:p>
          </table:table-cell>
          <table:table-cell office:value-type="string">
            <text:p>Bunny</text:p>
          </table:table-cell>
          <table:table-cell office:value-type="string">
            <text:p>567 carrot street</text:p>
          </table:table-cell>
          <table:table-cell office:value-type="string">
            <text:p>Rascal</text:p>
          </table:table-cell>
          <table:table-cell office:value-type="float" office:value="58">
            <text:p>58</text:p>
          </table:table-cell>
        </table:table-row>
        <table:table-row>
          <table:table-cell office:value-type="string">
            <text:p>Wiley</text:p>
          </table:table-cell>
          <table:table-cell office:value-type="string">
            <text:p>coyote</text:p>
          </table:table-cell>
          <table:table-cell office:value-type="string">
            <text:p>999 acme way</text:p>
          </table:table-cell>
          <table:table-cell office:value-type="string">
            <text:p>Canyon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Cat</text:p>
          </table:table-cell>
          <table:table-cell office:value-type="string">
            <text:p>Woman</text:p>
          </table:table-cell>
          <table:table-cell office:value-type="string">
            <text:p>234 Purrfect Street</text:p>
          </table:table-cell>
          <table:table-cell office:value-type="string">
            <text:p>Hairball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Tweety</text:p>
          </table:table-cell>
          <table:table-cell office:value-type="string">
            <text:p>Bird</text:p>
          </table:table-cell>
          <table:table-cell office:value-type="string">
            <text:p>543</text:p>
          </table:table-cell>
          <table:table-cell office:value-type="string">
            <text:p>Itotltaw</text:p>
          </table:table-cell>
          <table:table-cell office:value-type="float" office:value="28">
            <text:p>28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8T11:39:29+01:00</meta:creation-date>
  </office:meta>
</office:document-meta>
</file>